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1.27cm"/>
    </style:style>
    <style:style style:name="gr9" style:family="graphic" style:parent-style-name="standard">
      <style:graphic-properties draw:stroke="none" svg:stroke-color="#000000" draw:fill="none" draw:fill-color="#ffffff" fo:min-height="8.89cm"/>
    </style:style>
    <style:style style:name="gr10" style:family="graphic" style:parent-style-name="objectwithoutfill">
      <style:graphic-properties draw:stroke="soli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597cm"/>
    </style:style>
    <style:style style:name="gr15" style:family="graphic" style:parent-style-name="objectwithoutfill">
      <style:graphic-properties draw:stroke="solid" svg:stroke-width="0.051cm" draw:marker-end="Arrow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16" style:family="graphic" style:parent-style-name="standard">
      <style:graphic-properties draw:stroke="soli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svg:stroke-width="0.051cm" draw:marker-end="Symmetric_20_Arrow" draw:marker-end-width="0.508cm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18" style:family="graphic" style:parent-style-name="standard">
      <style:graphic-properties draw:stroke="none" svg:stroke-width="0.051cm" svg:stroke-color="#000000" draw:fill="none" draw:fill-color="#ffffff" fo:min-height="0.462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1.822cm" style:use-optimal-column-width="false"/>
    </style:style>
    <style:style style:name="co2" style:family="table-column">
      <style:table-column-properties style:column-width="1.821cm" style:use-optimal-column-width="false"/>
    </style:style>
    <style:style style:name="co3" style:family="table-column">
      <style:table-column-properties style:column-width="1.824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0.758cm"/>
    </style:style>
    <style:style style:name="ro3" style:family="table-row">
      <style:table-row-properties style:row-height="0.761cm"/>
    </style:style>
    <style:style style:name="ce1" style:family="table-cell">
      <style:graphic-properties draw:fill="solid" draw:fill-color="#c0c0c0" style:repeat="repeat"/>
      <style:paragraph-properties style:text-autospace="none"/>
      <style:text-properties fo:font-size="12pt" style:font-size-asian="12pt" style:font-size-complex="12pt"/>
    </style:style>
    <style:style style:name="ce2" style:family="table-cell">
      <style:graphic-properties draw:fill="solid" draw:fill-color="#c0c0c0" style:repeat="repeat"/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</style:style>
    <style:style style:name="P5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493cm" svg:height="4.572cm" svg:x="11.795cm" svg:y="1.381cm">
          <text:p/>
        </draw:rect>
        <draw:rect draw:style-name="gr2" draw:text-style-name="P1" draw:layer="layout" svg:width="2.54cm" svg:height="2.54cm" svg:x="4.302cm" svg:y="1.635cm">
          <text:p/>
        </draw:rect>
        <draw:line draw:style-name="gr3" draw:text-style-name="P1" draw:layer="layout" svg:x1="3.508cm" svg:y1="2.27cm" svg:x2="4.302cm" svg:y2="2.27cm">
          <text:p/>
        </draw:line>
        <draw:line draw:style-name="gr3" draw:text-style-name="P1" draw:layer="layout" svg:x1="3.984cm" svg:y1="2.111cm" svg:x2="3.825cm" svg:y2="2.428cm">
          <text:p/>
        </draw:line>
        <draw:frame draw:style-name="gr4" draw:text-style-name="P2" draw:layer="layout" svg:width="2.223cm" svg:height="0.725cm" svg:x="1.92cm" svg:y="1.635cm">
          <draw:text-box>
            <text:p><text:span text:style-name="T1">4 Knobs</text:span></text:p>
          </draw:text-box>
        </draw:frame>
        <draw:line draw:style-name="gr3" draw:text-style-name="P1" draw:layer="layout" svg:x1="3.508cm" svg:y1="3.54cm" svg:x2="4.302cm" svg:y2="3.54cm">
          <text:p/>
        </draw:line>
        <draw:line draw:style-name="gr3" draw:text-style-name="P1" draw:layer="layout" svg:x1="3.984cm" svg:y1="3.381cm" svg:x2="3.825cm" svg:y2="3.698cm">
          <text:p/>
        </draw:line>
        <draw:frame draw:style-name="gr4" draw:text-style-name="P2" draw:layer="layout" svg:width="2.223cm" svg:height="0.725cm" svg:x="1.92cm" svg:y="2.905cm">
          <draw:text-box>
            <text:p><text:span text:style-name="T1">4 Knobs</text:span></text:p>
          </draw:text-box>
        </draw:frame>
        <draw:line draw:style-name="gr3" draw:text-style-name="P1" draw:layer="layout" svg:x1="5.572cm" svg:y1="4.175cm" svg:x2="5.572cm" svg:y2="4.81cm">
          <text:p/>
        </draw:line>
        <draw:line draw:style-name="gr3" draw:text-style-name="P1" draw:layer="layout" svg:x1="5.413cm" svg:y1="4.492cm" svg:x2="5.73cm" svg:y2="4.333cm">
          <text:p/>
        </draw:line>
        <draw:frame draw:style-name="gr4" draw:text-style-name="P2" draw:layer="layout" svg:width="1.429cm" svg:height="0.725cm" svg:x="6.08cm" svg:y="4.175cm">
          <draw:text-box>
            <text:p><text:span text:style-name="T1">2 ctrl</text:span></text:p>
          </draw:text-box>
        </draw:frame>
        <draw:rect draw:style-name="gr2" draw:text-style-name="P1" draw:layer="layout" svg:width="2.54cm" svg:height="2.54cm" svg:x="4.302cm" svg:y="4.81cm">
          <text:p/>
        </draw:rect>
        <draw:line draw:style-name="gr3" draw:text-style-name="P1" draw:layer="layout" svg:x1="3.508cm" svg:y1="5.445cm" svg:x2="4.302cm" svg:y2="5.445cm">
          <text:p/>
        </draw:line>
        <draw:line draw:style-name="gr3" draw:text-style-name="P1" draw:layer="layout" svg:x1="3.984cm" svg:y1="5.286cm" svg:x2="3.825cm" svg:y2="5.603cm">
          <text:p/>
        </draw:line>
        <draw:frame draw:style-name="gr4" draw:text-style-name="P2" draw:layer="layout" svg:width="2.223cm" svg:height="0.725cm" svg:x="1.92cm" svg:y="4.81cm">
          <draw:text-box>
            <text:p><text:span text:style-name="T1">4 Knobs</text:span></text:p>
          </draw:text-box>
        </draw:frame>
        <draw:line draw:style-name="gr3" draw:text-style-name="P1" draw:layer="layout" svg:x1="3.508cm" svg:y1="6.715cm" svg:x2="4.302cm" svg:y2="6.715cm">
          <text:p/>
        </draw:line>
        <draw:line draw:style-name="gr3" draw:text-style-name="P1" draw:layer="layout" svg:x1="3.984cm" svg:y1="6.556cm" svg:x2="3.825cm" svg:y2="6.873cm">
          <text:p/>
        </draw:line>
        <draw:frame draw:style-name="gr4" draw:text-style-name="P2" draw:layer="layout" svg:width="2.223cm" svg:height="0.725cm" svg:x="1.92cm" svg:y="6.08cm">
          <draw:text-box>
            <text:p><text:span text:style-name="T1">4 Knobs</text:span></text:p>
          </draw:text-box>
        </draw:frame>
        <draw:line draw:style-name="gr3" draw:text-style-name="P1" draw:layer="layout" svg:x1="5.572cm" svg:y1="7.35cm" svg:x2="5.572cm" svg:y2="7.985cm">
          <text:p/>
        </draw:line>
        <draw:line draw:style-name="gr3" draw:text-style-name="P1" draw:layer="layout" svg:x1="5.413cm" svg:y1="7.667cm" svg:x2="5.73cm" svg:y2="7.508cm">
          <text:p/>
        </draw:line>
        <draw:frame draw:style-name="gr4" draw:text-style-name="P2" draw:layer="layout" svg:width="1.429cm" svg:height="0.725cm" svg:x="6.08cm" svg:y="7.35cm">
          <draw:text-box>
            <text:p><text:span text:style-name="T1">2 ctrl</text:span></text:p>
          </draw:text-box>
        </draw:frame>
        <draw:rect draw:style-name="gr2" draw:text-style-name="P1" draw:layer="layout" svg:width="2.54cm" svg:height="2.54cm" svg:x="4.302cm" svg:y="7.985cm">
          <text:p/>
        </draw:rect>
        <draw:line draw:style-name="gr3" draw:text-style-name="P1" draw:layer="layout" svg:x1="3.508cm" svg:y1="8.62cm" svg:x2="4.302cm" svg:y2="8.62cm">
          <text:p/>
        </draw:line>
        <draw:line draw:style-name="gr3" draw:text-style-name="P1" draw:layer="layout" svg:x1="3.984cm" svg:y1="8.461cm" svg:x2="3.825cm" svg:y2="8.778cm">
          <text:p/>
        </draw:line>
        <draw:frame draw:style-name="gr4" draw:text-style-name="P2" draw:layer="layout" svg:width="2.223cm" svg:height="0.725cm" svg:x="1.92cm" svg:y="7.985cm">
          <draw:text-box>
            <text:p><text:span text:style-name="T1">4 Knobs</text:span></text:p>
          </draw:text-box>
        </draw:frame>
        <draw:line draw:style-name="gr3" draw:text-style-name="P1" draw:layer="layout" svg:x1="3.508cm" svg:y1="9.89cm" svg:x2="4.302cm" svg:y2="9.89cm">
          <text:p/>
        </draw:line>
        <draw:line draw:style-name="gr3" draw:text-style-name="P1" draw:layer="layout" svg:x1="3.984cm" svg:y1="9.731cm" svg:x2="3.825cm" svg:y2="10.048cm">
          <text:p/>
        </draw:line>
        <draw:frame draw:style-name="gr4" draw:text-style-name="P2" draw:layer="layout" svg:width="2.223cm" svg:height="0.725cm" svg:x="1.92cm" svg:y="9.255cm">
          <draw:text-box>
            <text:p><text:span text:style-name="T1">4 Knobs</text:span></text:p>
          </draw:text-box>
        </draw:frame>
        <draw:line draw:style-name="gr3" draw:text-style-name="P1" draw:layer="layout" svg:x1="5.572cm" svg:y1="10.525cm" svg:x2="5.572cm" svg:y2="11.16cm">
          <text:p/>
        </draw:line>
        <draw:line draw:style-name="gr3" draw:text-style-name="P1" draw:layer="layout" svg:x1="5.413cm" svg:y1="10.842cm" svg:x2="5.73cm" svg:y2="10.683cm">
          <text:p/>
        </draw:line>
        <draw:frame draw:style-name="gr4" draw:text-style-name="P2" draw:layer="layout" svg:width="1.429cm" svg:height="0.725cm" svg:x="6.08cm" svg:y="10.525cm">
          <draw:text-box>
            <text:p><text:span text:style-name="T1">2 ctrl</text:span></text:p>
          </draw:text-box>
        </draw:frame>
        <draw:rect draw:style-name="gr2" draw:text-style-name="P1" draw:layer="layout" svg:width="2.54cm" svg:height="2.54cm" svg:x="4.302cm" svg:y="11.16cm">
          <text:p/>
        </draw:rect>
        <draw:line draw:style-name="gr3" draw:text-style-name="P1" draw:layer="layout" svg:x1="3.508cm" svg:y1="11.795cm" svg:x2="4.302cm" svg:y2="11.795cm">
          <text:p/>
        </draw:line>
        <draw:line draw:style-name="gr3" draw:text-style-name="P1" draw:layer="layout" svg:x1="3.984cm" svg:y1="11.636cm" svg:x2="3.825cm" svg:y2="11.953cm">
          <text:p/>
        </draw:line>
        <draw:frame draw:style-name="gr4" draw:text-style-name="P2" draw:layer="layout" svg:width="2.223cm" svg:height="0.725cm" svg:x="1.92cm" svg:y="11.16cm">
          <draw:text-box>
            <text:p><text:span text:style-name="T1">4 Knobs</text:span></text:p>
          </draw:text-box>
        </draw:frame>
        <draw:line draw:style-name="gr3" draw:text-style-name="P1" draw:layer="layout" svg:x1="3.508cm" svg:y1="13.065cm" svg:x2="4.302cm" svg:y2="13.065cm">
          <text:p/>
        </draw:line>
        <draw:line draw:style-name="gr3" draw:text-style-name="P1" draw:layer="layout" svg:x1="3.984cm" svg:y1="12.906cm" svg:x2="3.825cm" svg:y2="13.223cm">
          <text:p/>
        </draw:line>
        <draw:frame draw:style-name="gr4" draw:text-style-name="P2" draw:layer="layout" svg:width="2.223cm" svg:height="0.725cm" svg:x="1.92cm" svg:y="12.43cm">
          <draw:text-box>
            <text:p><text:span text:style-name="T1">4 Knobs</text:span></text:p>
          </draw:text-box>
        </draw:frame>
        <draw:line draw:style-name="gr3" draw:text-style-name="P1" draw:layer="layout" svg:x1="5.572cm" svg:y1="13.7cm" svg:x2="5.572cm" svg:y2="14.335cm">
          <text:p/>
        </draw:line>
        <draw:line draw:style-name="gr3" draw:text-style-name="P1" draw:layer="layout" svg:x1="5.413cm" svg:y1="14.017cm" svg:x2="5.73cm" svg:y2="13.858cm">
          <text:p/>
        </draw:line>
        <draw:frame draw:style-name="gr4" draw:text-style-name="P2" draw:layer="layout" svg:width="1.429cm" svg:height="0.725cm" svg:x="6.08cm" svg:y="13.7cm">
          <draw:text-box>
            <text:p><text:span text:style-name="T1">2 ctrl</text:span></text:p>
          </draw:text-box>
        </draw:frame>
        <draw:rect draw:style-name="gr2" draw:text-style-name="P1" draw:layer="layout" svg:width="2.54cm" svg:height="2.54cm" svg:x="4.302cm" svg:y="14.335cm">
          <text:p/>
        </draw:rect>
        <draw:line draw:style-name="gr3" draw:text-style-name="P1" draw:layer="layout" svg:x1="3.508cm" svg:y1="14.97cm" svg:x2="4.302cm" svg:y2="14.97cm">
          <text:p/>
        </draw:line>
        <draw:line draw:style-name="gr3" draw:text-style-name="P1" draw:layer="layout" svg:x1="3.984cm" svg:y1="14.811cm" svg:x2="3.825cm" svg:y2="15.128cm">
          <text:p/>
        </draw:line>
        <draw:frame draw:style-name="gr4" draw:text-style-name="P2" draw:layer="layout" svg:width="2.223cm" svg:height="0.725cm" svg:x="1.92cm" svg:y="14.335cm">
          <draw:text-box>
            <text:p><text:span text:style-name="T1">4 Knobs</text:span></text:p>
          </draw:text-box>
        </draw:frame>
        <draw:line draw:style-name="gr3" draw:text-style-name="P1" draw:layer="layout" svg:x1="3.508cm" svg:y1="16.24cm" svg:x2="4.302cm" svg:y2="16.24cm">
          <text:p/>
        </draw:line>
        <draw:line draw:style-name="gr3" draw:text-style-name="P1" draw:layer="layout" svg:x1="3.984cm" svg:y1="16.081cm" svg:x2="3.825cm" svg:y2="16.398cm">
          <text:p/>
        </draw:line>
        <draw:frame draw:style-name="gr4" draw:text-style-name="P2" draw:layer="layout" svg:width="2.223cm" svg:height="0.725cm" svg:x="1.92cm" svg:y="15.605cm">
          <draw:text-box>
            <text:p><text:span text:style-name="T1">4 Knobs</text:span></text:p>
          </draw:text-box>
        </draw:frame>
        <draw:line draw:style-name="gr3" draw:text-style-name="P1" draw:layer="layout" svg:x1="5.572cm" svg:y1="16.875cm" svg:x2="5.572cm" svg:y2="17.51cm">
          <text:p/>
        </draw:line>
        <draw:line draw:style-name="gr3" draw:text-style-name="P1" draw:layer="layout" svg:x1="5.413cm" svg:y1="17.192cm" svg:x2="5.73cm" svg:y2="17.033cm">
          <text:p/>
        </draw:line>
        <draw:frame draw:style-name="gr4" draw:text-style-name="P2" draw:layer="layout" svg:width="1.429cm" svg:height="0.725cm" svg:x="6.08cm" svg:y="16.875cm">
          <draw:text-box>
            <text:p><text:span text:style-name="T1">2 ctrl</text:span></text:p>
          </draw:text-box>
        </draw:frame>
        <draw:rect draw:style-name="gr2" draw:text-style-name="P1" draw:layer="layout" svg:width="2.54cm" svg:height="2.54cm" svg:x="4.302cm" svg:y="17.51cm">
          <text:p/>
        </draw:rect>
        <draw:line draw:style-name="gr3" draw:text-style-name="P1" draw:layer="layout" svg:x1="3.508cm" svg:y1="18.145cm" svg:x2="4.302cm" svg:y2="18.145cm">
          <text:p/>
        </draw:line>
        <draw:line draw:style-name="gr3" draw:text-style-name="P1" draw:layer="layout" svg:x1="3.984cm" svg:y1="17.986cm" svg:x2="3.825cm" svg:y2="18.303cm">
          <text:p/>
        </draw:line>
        <draw:frame draw:style-name="gr4" draw:text-style-name="P2" draw:layer="layout" svg:width="2.223cm" svg:height="0.725cm" svg:x="1.92cm" svg:y="17.51cm">
          <draw:text-box>
            <text:p><text:span text:style-name="T1">4 Knobs</text:span></text:p>
          </draw:text-box>
        </draw:frame>
        <draw:line draw:style-name="gr3" draw:text-style-name="P1" draw:layer="layout" svg:x1="3.508cm" svg:y1="19.415cm" svg:x2="4.302cm" svg:y2="19.415cm">
          <text:p/>
        </draw:line>
        <draw:line draw:style-name="gr3" draw:text-style-name="P1" draw:layer="layout" svg:x1="3.984cm" svg:y1="19.256cm" svg:x2="3.825cm" svg:y2="19.573cm">
          <text:p/>
        </draw:line>
        <draw:frame draw:style-name="gr4" draw:text-style-name="P2" draw:layer="layout" svg:width="2.223cm" svg:height="0.725cm" svg:x="1.92cm" svg:y="18.78cm">
          <draw:text-box>
            <text:p><text:span text:style-name="T1">4 Knobs</text:span></text:p>
          </draw:text-box>
        </draw:frame>
        <draw:line draw:style-name="gr3" draw:text-style-name="P1" draw:layer="layout" svg:x1="5.572cm" svg:y1="20.05cm" svg:x2="5.572cm" svg:y2="20.685cm">
          <text:p/>
        </draw:line>
        <draw:line draw:style-name="gr3" draw:text-style-name="P1" draw:layer="layout" svg:x1="5.413cm" svg:y1="20.367cm" svg:x2="5.73cm" svg:y2="20.208cm">
          <text:p/>
        </draw:line>
        <draw:frame draw:style-name="gr4" draw:text-style-name="P2" draw:layer="layout" svg:width="1.429cm" svg:height="0.725cm" svg:x="6.08cm" svg:y="20.05cm">
          <draw:text-box>
            <text:p><text:span text:style-name="T1">2 ctrl</text:span></text:p>
          </draw:text-box>
        </draw:frame>
        <draw:rect draw:style-name="gr2" draw:text-style-name="P1" draw:layer="layout" svg:width="2.54cm" svg:height="2.54cm" svg:x="4.302cm" svg:y="20.685cm">
          <text:p/>
        </draw:rect>
        <draw:line draw:style-name="gr3" draw:text-style-name="P1" draw:layer="layout" svg:x1="3.508cm" svg:y1="21.32cm" svg:x2="4.302cm" svg:y2="21.32cm">
          <text:p/>
        </draw:line>
        <draw:line draw:style-name="gr3" draw:text-style-name="P1" draw:layer="layout" svg:x1="3.984cm" svg:y1="21.161cm" svg:x2="3.825cm" svg:y2="21.478cm">
          <text:p/>
        </draw:line>
        <draw:frame draw:style-name="gr4" draw:text-style-name="P2" draw:layer="layout" svg:width="2.223cm" svg:height="0.725cm" svg:x="1.92cm" svg:y="20.685cm">
          <draw:text-box>
            <text:p><text:span text:style-name="T1">4 Knobs</text:span></text:p>
          </draw:text-box>
        </draw:frame>
        <draw:line draw:style-name="gr3" draw:text-style-name="P1" draw:layer="layout" svg:x1="3.508cm" svg:y1="22.59cm" svg:x2="4.302cm" svg:y2="22.59cm">
          <text:p/>
        </draw:line>
        <draw:line draw:style-name="gr3" draw:text-style-name="P1" draw:layer="layout" svg:x1="3.984cm" svg:y1="22.431cm" svg:x2="3.825cm" svg:y2="22.748cm">
          <text:p/>
        </draw:line>
        <draw:frame draw:style-name="gr4" draw:text-style-name="P2" draw:layer="layout" svg:width="2.223cm" svg:height="0.725cm" svg:x="1.92cm" svg:y="21.955cm">
          <draw:text-box>
            <text:p><text:span text:style-name="T1">4 Knobs</text:span></text:p>
          </draw:text-box>
        </draw:frame>
        <draw:line draw:style-name="gr3" draw:text-style-name="P1" draw:layer="layout" svg:x1="5.572cm" svg:y1="23.225cm" svg:x2="5.572cm" svg:y2="23.86cm">
          <text:p/>
        </draw:line>
        <draw:line draw:style-name="gr3" draw:text-style-name="P1" draw:layer="layout" svg:x1="5.413cm" svg:y1="23.542cm" svg:x2="5.73cm" svg:y2="23.383cm">
          <text:p/>
        </draw:line>
        <draw:frame draw:style-name="gr4" draw:text-style-name="P2" draw:layer="layout" svg:width="1.429cm" svg:height="0.725cm" svg:x="6.08cm" svg:y="23.225cm">
          <draw:text-box>
            <text:p><text:span text:style-name="T1">2 ctrl</text:span></text:p>
          </draw:text-box>
        </draw:frame>
        <draw:rect draw:style-name="gr2" draw:text-style-name="P1" draw:layer="layout" svg:width="2.54cm" svg:height="2.54cm" svg:x="4.302cm" svg:y="23.86cm">
          <text:p/>
        </draw:rect>
        <draw:line draw:style-name="gr3" draw:text-style-name="P1" draw:layer="layout" svg:x1="3.508cm" svg:y1="24.495cm" svg:x2="4.302cm" svg:y2="24.495cm">
          <text:p/>
        </draw:line>
        <draw:line draw:style-name="gr3" draw:text-style-name="P1" draw:layer="layout" svg:x1="3.984cm" svg:y1="24.336cm" svg:x2="3.825cm" svg:y2="24.653cm">
          <text:p/>
        </draw:line>
        <draw:frame draw:style-name="gr4" draw:text-style-name="P2" draw:layer="layout" svg:width="2.223cm" svg:height="0.725cm" svg:x="1.92cm" svg:y="23.86cm">
          <draw:text-box>
            <text:p><text:span text:style-name="T1">4 Knobs</text:span></text:p>
          </draw:text-box>
        </draw:frame>
        <draw:line draw:style-name="gr3" draw:text-style-name="P1" draw:layer="layout" svg:x1="3.508cm" svg:y1="25.765cm" svg:x2="4.302cm" svg:y2="25.765cm">
          <text:p/>
        </draw:line>
        <draw:line draw:style-name="gr3" draw:text-style-name="P1" draw:layer="layout" svg:x1="3.984cm" svg:y1="25.606cm" svg:x2="3.825cm" svg:y2="25.923cm">
          <text:p/>
        </draw:line>
        <draw:frame draw:style-name="gr4" draw:text-style-name="P2" draw:layer="layout" svg:width="2.223cm" svg:height="0.725cm" svg:x="1.92cm" svg:y="25.13cm">
          <draw:text-box>
            <text:p><text:span text:style-name="T1">4 Knobs</text:span></text:p>
          </draw:text-box>
        </draw:frame>
        <draw:line draw:style-name="gr3" draw:text-style-name="P1" draw:layer="layout" svg:x1="5.572cm" svg:y1="26.4cm" svg:x2="5.572cm" svg:y2="27.035cm">
          <text:p/>
        </draw:line>
        <draw:line draw:style-name="gr3" draw:text-style-name="P1" draw:layer="layout" svg:x1="5.413cm" svg:y1="26.717cm" svg:x2="5.73cm" svg:y2="26.558cm">
          <text:p/>
        </draw:line>
        <draw:frame draw:style-name="gr4" draw:text-style-name="P2" draw:layer="layout" svg:width="1.429cm" svg:height="0.725cm" svg:x="6.08cm" svg:y="26.4cm">
          <draw:text-box>
            <text:p><text:span text:style-name="T1">2 ctrl</text:span></text:p>
          </draw:text-box>
        </draw:frame>
        <draw:rect draw:style-name="gr2" draw:text-style-name="P1" draw:layer="layout" svg:width="2.54cm" svg:height="2.54cm" svg:x="13.064cm" svg:y="6.715cm">
          <text:p/>
        </draw:rect>
        <draw:line draw:style-name="gr3" draw:text-style-name="P1" draw:layer="layout" svg:x1="9.255cm" svg:y1="7.35cm" svg:x2="13.064cm" svg:y2="7.35cm">
          <text:p/>
        </draw:line>
        <draw:line draw:style-name="gr3" draw:text-style-name="P1" draw:layer="layout" svg:x1="12.746cm" svg:y1="7.191cm" svg:x2="12.587cm" svg:y2="7.508cm">
          <text:p/>
        </draw:line>
        <draw:frame draw:style-name="gr4" draw:text-style-name="P2" draw:layer="layout" svg:width="2.223cm" svg:height="0.725cm" svg:x="10.682cm" svg:y="6.715cm">
          <draw:text-box>
            <text:p><text:span text:style-name="T1">4 Inputs</text:span></text:p>
          </draw:text-box>
        </draw:frame>
        <draw:line draw:style-name="gr3" draw:text-style-name="P1" draw:layer="layout" svg:x1="9.255cm" svg:y1="8.62cm" svg:x2="13.064cm" svg:y2="8.62cm">
          <text:p/>
        </draw:line>
        <draw:line draw:style-name="gr3" draw:text-style-name="P1" draw:layer="layout" svg:x1="12.746cm" svg:y1="8.461cm" svg:x2="12.587cm" svg:y2="8.778cm">
          <text:p/>
        </draw:line>
        <draw:frame draw:style-name="gr4" draw:text-style-name="P2" draw:layer="layout" svg:width="2.223cm" svg:height="0.725cm" svg:x="10.682cm" svg:y="7.985cm">
          <draw:text-box>
            <text:p><text:span text:style-name="T1">4 Inputs</text:span></text:p>
          </draw:text-box>
        </draw:frame>
        <draw:line draw:style-name="gr3" draw:text-style-name="P1" draw:layer="layout" svg:x1="14.334cm" svg:y1="9.255cm" svg:x2="14.334cm" svg:y2="9.89cm">
          <text:p/>
        </draw:line>
        <draw:line draw:style-name="gr3" draw:text-style-name="P1" draw:layer="layout" svg:x1="14.175cm" svg:y1="9.572cm" svg:x2="14.492cm" svg:y2="9.413cm">
          <text:p/>
        </draw:line>
        <draw:frame draw:style-name="gr4" draw:text-style-name="P2" draw:layer="layout" svg:width="1.429cm" svg:height="0.725cm" svg:x="14.334cm" svg:y="9.255cm">
          <draw:text-box>
            <text:p><text:span text:style-name="T1">2 ctrl</text:span></text:p>
          </draw:text-box>
        </draw:frame>
        <draw:rect draw:style-name="gr2" draw:text-style-name="P1" draw:layer="layout" svg:width="2.54cm" svg:height="2.54cm" svg:x="13.064cm" svg:y="9.89cm">
          <text:p/>
        </draw:rect>
        <draw:line draw:style-name="gr3" draw:text-style-name="P1" draw:layer="layout" svg:x1="9.89cm" svg:y1="10.525cm" svg:x2="13.064cm" svg:y2="10.525cm">
          <text:p/>
        </draw:line>
        <draw:line draw:style-name="gr3" draw:text-style-name="P1" draw:layer="layout" svg:x1="12.746cm" svg:y1="10.366cm" svg:x2="12.587cm" svg:y2="10.683cm">
          <text:p/>
        </draw:line>
        <draw:frame draw:style-name="gr4" draw:text-style-name="P2" draw:layer="layout" svg:width="2.223cm" svg:height="0.725cm" svg:x="10.682cm" svg:y="9.89cm">
          <draw:text-box>
            <text:p><text:span text:style-name="T1">4 Inputs</text:span></text:p>
          </draw:text-box>
        </draw:frame>
        <draw:line draw:style-name="gr3" draw:text-style-name="P1" draw:layer="layout" svg:x1="10.525cm" svg:y1="11.795cm" svg:x2="13.064cm" svg:y2="11.795cm">
          <text:p/>
        </draw:line>
        <draw:line draw:style-name="gr3" draw:text-style-name="P1" draw:layer="layout" svg:x1="12.746cm" svg:y1="11.636cm" svg:x2="12.587cm" svg:y2="11.953cm">
          <text:p/>
        </draw:line>
        <draw:frame draw:style-name="gr4" draw:text-style-name="P2" draw:layer="layout" svg:width="2.223cm" svg:height="0.725cm" svg:x="10.682cm" svg:y="11.16cm">
          <draw:text-box>
            <text:p><text:span text:style-name="T1">4 Inputs</text:span></text:p>
          </draw:text-box>
        </draw:frame>
        <draw:line draw:style-name="gr3" draw:text-style-name="P1" draw:layer="layout" svg:x1="14.334cm" svg:y1="12.43cm" svg:x2="14.335cm" svg:y2="18.78cm">
          <text:p/>
        </draw:line>
        <draw:line draw:style-name="gr3" draw:text-style-name="P1" draw:layer="layout" svg:x1="14.175cm" svg:y1="12.747cm" svg:x2="14.492cm" svg:y2="12.588cm">
          <text:p/>
        </draw:line>
        <draw:frame draw:style-name="gr4" draw:text-style-name="P2" draw:layer="layout" svg:width="1.429cm" svg:height="0.725cm" svg:x="14.335cm" svg:y="12.43cm">
          <draw:text-box>
            <text:p><text:span text:style-name="T1">2 ctrl</text:span></text:p>
          </draw:text-box>
        </draw:frame>
        <draw:line draw:style-name="gr3" draw:text-style-name="P1" draw:layer="layout" svg:x1="6.842cm" svg:y1="2.905cm" svg:x2="8.62cm" svg:y2="2.905cm">
          <text:p/>
        </draw:line>
        <draw:line draw:style-name="gr3" draw:text-style-name="P1" draw:layer="layout" svg:x1="6.842cm" svg:y1="6.08cm" svg:x2="8.62cm" svg:y2="6.08cm">
          <text:p/>
        </draw:line>
        <draw:line draw:style-name="gr3" draw:text-style-name="P1" draw:layer="layout" svg:x1="8.62cm" svg:y1="2.905cm" svg:x2="8.62cm" svg:y2="6.08cm">
          <text:p/>
        </draw:line>
        <draw:line draw:style-name="gr3" draw:text-style-name="P1" draw:layer="layout" svg:x1="6.842cm" svg:y1="9.255cm" svg:x2="8.62cm" svg:y2="9.255cm">
          <text:p/>
        </draw:line>
        <draw:line draw:style-name="gr3" draw:text-style-name="P1" draw:layer="layout" svg:x1="6.842cm" svg:y1="12.43cm" svg:x2="8.62cm" svg:y2="12.43cm">
          <text:p/>
        </draw:line>
        <draw:line draw:style-name="gr3" draw:text-style-name="P1" draw:layer="layout" svg:x1="8.62cm" svg:y1="9.255cm" svg:x2="8.62cm" svg:y2="12.43cm">
          <text:p/>
        </draw:line>
        <draw:line draw:style-name="gr3" draw:text-style-name="P1" draw:layer="layout" svg:x1="6.842cm" svg:y1="15.605cm" svg:x2="8.62cm" svg:y2="15.605cm">
          <text:p/>
        </draw:line>
        <draw:line draw:style-name="gr3" draw:text-style-name="P1" draw:layer="layout" svg:x1="6.842cm" svg:y1="18.78cm" svg:x2="8.62cm" svg:y2="18.78cm">
          <text:p/>
        </draw:line>
        <draw:line draw:style-name="gr3" draw:text-style-name="P1" draw:layer="layout" svg:x1="8.62cm" svg:y1="15.605cm" svg:x2="8.62cm" svg:y2="18.78cm">
          <text:p/>
        </draw:line>
        <draw:line draw:style-name="gr3" draw:text-style-name="P1" draw:layer="layout" svg:x1="6.842cm" svg:y1="21.955cm" svg:x2="8.62cm" svg:y2="21.955cm">
          <text:p/>
        </draw:line>
        <draw:line draw:style-name="gr3" draw:text-style-name="P1" draw:layer="layout" svg:x1="6.842cm" svg:y1="25.13cm" svg:x2="8.62cm" svg:y2="25.13cm">
          <text:p/>
        </draw:line>
        <draw:line draw:style-name="gr3" draw:text-style-name="P1" draw:layer="layout" svg:x1="8.62cm" svg:y1="21.955cm" svg:x2="8.62cm" svg:y2="25.13cm">
          <text:p/>
        </draw:line>
        <draw:line draw:style-name="gr3" draw:text-style-name="P1" draw:layer="layout" svg:x1="9.255cm" svg:y1="4.492cm" svg:x2="8.62cm" svg:y2="4.492cm">
          <text:p/>
        </draw:line>
        <draw:line draw:style-name="gr3" draw:text-style-name="P1" draw:layer="layout" svg:x1="9.255cm" svg:y1="7.35cm" svg:x2="9.255cm" svg:y2="4.492cm">
          <text:p/>
        </draw:line>
        <draw:line draw:style-name="gr3" draw:text-style-name="P1" draw:layer="layout" svg:x1="8.62cm" svg:y1="10.842cm" svg:x2="9.255cm" svg:y2="10.842cm">
          <text:p/>
        </draw:line>
        <draw:line draw:style-name="gr3" draw:text-style-name="P1" draw:layer="layout" svg:x1="9.255cm" svg:y1="8.62cm" svg:x2="9.255cm" svg:y2="10.842cm">
          <text:p/>
        </draw:line>
        <draw:line draw:style-name="gr3" draw:text-style-name="P1" draw:layer="layout" svg:x1="8.62cm" svg:y1="17.192cm" svg:x2="9.89cm" svg:y2="17.192cm">
          <text:p/>
        </draw:line>
        <draw:line draw:style-name="gr3" draw:text-style-name="P1" draw:layer="layout" svg:x1="9.89cm" svg:y1="10.525cm" svg:x2="9.89cm" svg:y2="17.192cm">
          <text:p/>
        </draw:line>
        <draw:line draw:style-name="gr3" draw:text-style-name="P1" draw:layer="layout" svg:x1="10.525cm" svg:y1="23.606cm" svg:x2="8.62cm" svg:y2="23.606cm">
          <text:p/>
        </draw:line>
        <draw:line draw:style-name="gr3" draw:text-style-name="P1" draw:layer="layout" svg:x1="10.525cm" svg:y1="11.795cm" svg:x2="10.525cm" svg:y2="23.606cm">
          <text:p/>
        </draw:line>
        <draw:line draw:style-name="gr3" draw:text-style-name="P1" draw:layer="layout" svg:x1="15.605cm" svg:y1="7.985cm" svg:x2="16.875cm" svg:y2="7.985cm">
          <text:p/>
        </draw:line>
        <draw:line draw:style-name="gr3" draw:text-style-name="P1" draw:layer="layout" svg:x1="15.605cm" svg:y1="11.16cm" svg:x2="16.875cm" svg:y2="11.16cm">
          <text:p/>
        </draw:line>
        <draw:line draw:style-name="gr3" draw:text-style-name="P1" draw:layer="layout" svg:x1="16.875cm" svg:y1="7.985cm" svg:x2="16.875cm" svg:y2="11.16cm">
          <text:p/>
        </draw:line>
        <draw:line draw:style-name="gr3" draw:text-style-name="P1" draw:layer="layout" svg:x1="16.876cm" svg:y1="9.573cm" svg:x2="19.097cm" svg:y2="9.572cm">
          <text:p/>
        </draw:line>
        <draw:line draw:style-name="gr3" draw:text-style-name="P1" draw:layer="layout" svg:x1="18.621cm" svg:y1="9.414cm" svg:x2="18.462cm" svg:y2="9.731cm">
          <text:p/>
        </draw:line>
        <draw:frame draw:style-name="gr4" draw:text-style-name="P2" draw:layer="layout" svg:width="2.223cm" svg:height="0.725cm" svg:x="16.875cm" svg:y="8.937cm">
          <draw:text-box>
            <text:p><text:span text:style-name="T1">4 ADC</text:span></text:p>
          </draw:text-box>
        </draw:frame>
        <draw:line draw:style-name="gr3" draw:text-style-name="P1" draw:layer="layout" svg:x1="5.572cm" svg:y1="27.035cm" svg:x2="18.78cm" svg:y2="27.035cm">
          <text:p/>
        </draw:line>
        <draw:line draw:style-name="gr3" draw:text-style-name="P1" draw:layer="layout" svg:x1="14.335cm" svg:y1="18.78cm" svg:x2="18.78cm" svg:y2="18.78cm">
          <text:p/>
        </draw:line>
        <draw:frame draw:style-name="gr4" draw:text-style-name="P2" draw:layer="layout" svg:width="1.429cm" svg:height="0.725cm" svg:x="0.936cm" svg:y="1.158cm">
          <draw:text-box>
            <text:p><text:span text:style-name="T1">K00</text:span></text:p>
          </draw:text-box>
        </draw:frame>
        <draw:frame draw:style-name="gr4" draw:text-style-name="P2" draw:layer="layout" svg:width="1.429cm" svg:height="0.725cm" svg:x="0.936cm" svg:y="2.111cm">
          <draw:text-box>
            <text:p><text:span text:style-name="T1">K01</text:span></text:p>
          </draw:text-box>
        </draw:frame>
        <draw:frame draw:style-name="gr4" draw:text-style-name="P2" draw:layer="layout" svg:width="1.429cm" svg:height="0.725cm" svg:x="0.936cm" svg:y="3.063cm">
          <draw:text-box>
            <text:p><text:span text:style-name="T1">K02</text:span></text:p>
          </draw:text-box>
        </draw:frame>
        <draw:frame draw:style-name="gr4" draw:text-style-name="P2" draw:layer="layout" svg:width="1.429cm" svg:height="0.725cm" svg:x="1.095cm" svg:y="3.926cm">
          <draw:text-box>
            <text:p><text:span text:style-name="T1">(...)</text:span></text:p>
          </draw:text-box>
        </draw:frame>
        <draw:line draw:style-name="gr5" draw:text-style-name="P1" draw:layer="layout" svg:x1="1.73cm" svg:y1="4.81cm" svg:x2="1.73cm" svg:y2="7.985cm">
          <text:p/>
        </draw:line>
        <draw:frame draw:style-name="gr6" draw:layer="layout" svg:width="4.445cm" svg:height="1.012cm" svg:x="14.462cm" svg:y="17.768cm">
          <draw:text-box>
            <text:p>Bank Select</text:p>
          </draw:text-box>
        </draw:frame>
        <draw:frame draw:style-name="gr7" draw:layer="layout" svg:width="2.794cm" svg:height="0.963cm" svg:x="6.842cm" svg:y="1.762cm">
          <draw:text-box>
            <text:p>Bank A</text:p>
          </draw:text-box>
        </draw:frame>
        <draw:frame draw:style-name="gr7" draw:layer="layout" svg:width="2.794cm" svg:height="0.963cm" svg:x="6.842cm" svg:y="3.085cm">
          <draw:text-box>
            <text:p>Bank B</text:p>
          </draw:text-box>
        </draw:frame>
        <draw:frame draw:style-name="gr7" draw:layer="layout" svg:width="2.794cm" svg:height="0.963cm" svg:x="6.842cm" svg:y="4.937cm">
          <draw:text-box>
            <text:p>Bank C</text:p>
          </draw:text-box>
        </draw:frame>
        <draw:frame draw:style-name="gr7" draw:layer="layout" svg:width="2.794cm" svg:height="0.963cm" svg:x="6.842cm" svg:y="6.207cm">
          <draw:text-box>
            <text:p>Bank D</text:p>
          </draw:text-box>
        </draw:frame>
        <draw:frame draw:style-name="gr6" draw:layer="layout" svg:width="4.445cm" svg:height="1.012cm" svg:x="14.462cm" svg:y="26.019cm">
          <draw:text-box>
            <text:p>Pole Select</text:p>
          </draw:text-box>
        </draw:frame>
        <draw:rect draw:style-name="gr2" draw:text-style-name="P1" draw:layer="layout" svg:width="3.937cm" svg:height="4.064cm" svg:x="15.097cm" svg:y="1.635cm">
          <text:p/>
        </draw:rect>
        <draw:frame draw:style-name="gr4" draw:text-style-name="P2" draw:layer="layout" svg:width="1.842cm" svg:height="4.043cm" svg:x="15.097cm" svg:y="1.635cm">
          <draw:text-box>
            <text:p><text:span text:style-name="T1">Pole 1</text:span></text:p>
            <text:p><text:span text:style-name="T1">Pole 2</text:span></text:p>
            <text:p><text:span text:style-name="T1">Pole 3</text:span></text:p>
            <text:p><text:span text:style-name="T1">Pole 4</text:span></text:p>
            <text:p><text:span text:style-name="T1">Pole 1</text:span></text:p>
            <text:p><text:span text:style-name="T1">Pole 2</text:span></text:p>
            <text:p><text:span text:style-name="T1">Pole 3</text:span></text:p>
            <text:p><text:span text:style-name="T1">Pole 4</text:span></text:p>
          </draw:text-box>
        </draw:frame>
        <draw:line draw:style-name="gr3" draw:text-style-name="P1" draw:layer="layout" svg:x1="14.272cm" svg:y1="2.651cm" svg:x2="15.066cm" svg:y2="2.651cm">
          <text:p/>
        </draw:line>
        <draw:line draw:style-name="gr3" draw:text-style-name="P1" draw:layer="layout" svg:x1="14.748cm" svg:y1="2.492cm" svg:x2="14.589cm" svg:y2="2.809cm">
          <text:p/>
        </draw:line>
        <draw:frame draw:style-name="gr4" draw:text-style-name="P2" draw:layer="layout" svg:width="2.223cm" svg:height="0.725cm" svg:x="12.684cm" svg:y="2.016cm">
          <draw:text-box>
            <text:p><text:span text:style-name="T1">4 Knobs</text:span></text:p>
          </draw:text-box>
        </draw:frame>
        <draw:line draw:style-name="gr3" draw:text-style-name="P1" draw:layer="layout" svg:x1="14.272cm" svg:y1="4.556cm" svg:x2="15.066cm" svg:y2="4.556cm">
          <text:p/>
        </draw:line>
        <draw:line draw:style-name="gr3" draw:text-style-name="P1" draw:layer="layout" svg:x1="14.748cm" svg:y1="4.397cm" svg:x2="14.589cm" svg:y2="4.714cm">
          <text:p/>
        </draw:line>
        <draw:frame draw:style-name="gr4" draw:text-style-name="P2" draw:layer="layout" svg:width="2.223cm" svg:height="0.725cm" svg:x="12.684cm" svg:y="3.921cm">
          <draw:text-box>
            <text:p><text:span text:style-name="T1">4 Knobs</text:span></text:p>
          </draw:text-box>
        </draw:frame>
        <draw:frame draw:style-name="gr7" draw:layer="layout" svg:width="2.794cm" svg:height="0.963cm" svg:x="6.842cm" svg:y="8.112cm">
          <draw:text-box>
            <text:p>Bank A</text:p>
          </draw:text-box>
        </draw:frame>
        <draw:frame draw:style-name="gr7" draw:layer="layout" svg:width="2.794cm" svg:height="0.963cm" svg:x="6.842cm" svg:y="9.435cm">
          <draw:text-box>
            <text:p>Bank B</text:p>
          </draw:text-box>
        </draw:frame>
        <draw:frame draw:style-name="gr7" draw:layer="layout" svg:width="2.794cm" svg:height="0.963cm" svg:x="6.842cm" svg:y="11.287cm">
          <draw:text-box>
            <text:p>Bank C</text:p>
          </draw:text-box>
        </draw:frame>
        <draw:frame draw:style-name="gr7" draw:layer="layout" svg:width="2.794cm" svg:height="0.963cm" svg:x="6.842cm" svg:y="12.557cm">
          <draw:text-box>
            <text:p>Bank D</text:p>
          </draw:text-box>
        </draw:frame>
        <draw:frame draw:style-name="gr7" draw:layer="layout" svg:width="2.794cm" svg:height="0.963cm" svg:x="6.842cm" svg:y="14.462cm">
          <draw:text-box>
            <text:p>Bank A</text:p>
          </draw:text-box>
        </draw:frame>
        <draw:frame draw:style-name="gr7" draw:layer="layout" svg:width="2.794cm" svg:height="0.963cm" svg:x="6.842cm" svg:y="15.785cm">
          <draw:text-box>
            <text:p>Bank B</text:p>
          </draw:text-box>
        </draw:frame>
        <draw:frame draw:style-name="gr7" draw:layer="layout" svg:width="2.794cm" svg:height="0.963cm" svg:x="6.842cm" svg:y="17.637cm">
          <draw:text-box>
            <text:p>Bank C</text:p>
          </draw:text-box>
        </draw:frame>
        <draw:frame draw:style-name="gr7" draw:layer="layout" svg:width="2.794cm" svg:height="0.963cm" svg:x="6.842cm" svg:y="18.907cm">
          <draw:text-box>
            <text:p>Bank D</text:p>
          </draw:text-box>
        </draw:frame>
        <draw:frame draw:style-name="gr7" draw:layer="layout" svg:width="2.794cm" svg:height="0.963cm" svg:x="6.842cm" svg:y="20.812cm">
          <draw:text-box>
            <text:p>Bank A</text:p>
          </draw:text-box>
        </draw:frame>
        <draw:frame draw:style-name="gr7" draw:layer="layout" svg:width="2.794cm" svg:height="0.963cm" svg:x="6.842cm" svg:y="22.135cm">
          <draw:text-box>
            <text:p>Bank B</text:p>
          </draw:text-box>
        </draw:frame>
        <draw:frame draw:style-name="gr7" draw:layer="layout" svg:width="2.794cm" svg:height="0.963cm" svg:x="6.842cm" svg:y="23.987cm">
          <draw:text-box>
            <text:p>Bank C</text:p>
          </draw:text-box>
        </draw:frame>
        <draw:frame draw:style-name="gr7" draw:layer="layout" svg:width="2.794cm" svg:height="0.963cm" svg:x="6.842cm" svg:y="25.257cm">
          <draw:text-box>
            <text:p>Bank D</text:p>
          </draw:text-box>
        </draw:frame>
      </draw:page>
      <draw:page draw:name="page2" draw:style-name="dp1" draw:master-page-name="Default">
        <draw:frame draw:style-name="standard" draw:layer="layout" svg:width="14.574cm" svg:height="14.586cm" svg:x="1.665cm" svg:y="2.8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TRL</text:span></text:p>
              </table:table-cell>
              <table:table-cell/>
              <table:table-cell/>
              <table:table-cell/>
              <table:table-cell>
                <text:p text:style-name="P3"><text:span text:style-name="T1">Analog inputs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Level 0</text:span></text:p>
              </table:table-cell>
              <table:table-cell/>
              <table:table-cell>
                <text:p text:style-name="P3"><text:span text:style-name="T1">Level 1</text:span></text:p>
              </table:table-cell>
              <table:table-cell/>
              <table:table-cell>
                <text:p text:style-name="P3"><text:span text:style-name="T1">A0</text:span></text:p>
              </table:table-cell>
              <table:table-cell>
                <text:p text:style-name="P3"><text:span text:style-name="T1">A1</text:span></text:p>
              </table:table-cell>
              <table:table-cell>
                <text:p text:style-name="P3"><text:span text:style-name="T1">A2</text:span></text:p>
              </table:table-cell>
              <table:table-cell>
                <text:p text:style-name="P3"><text:span text:style-name="T1">A3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0</text:span></text:p>
              </table:table-cell>
              <table:table-cell>
                <text:p text:style-name="P3"><text:span text:style-name="T1">K16</text:span></text:p>
              </table:table-cell>
              <table:table-cell>
                <text:p text:style-name="P3"><text:span text:style-name="T1">K32</text:span></text:p>
              </table:table-cell>
              <table:table-cell>
                <text:p text:style-name="P3"><text:span text:style-name="T1">K48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1</text:span></text:p>
              </table:table-cell>
              <table:table-cell>
                <text:p text:style-name="P3"><text:span text:style-name="T1">K17</text:span></text:p>
              </table:table-cell>
              <table:table-cell>
                <text:p text:style-name="P3"><text:span text:style-name="T1">K33</text:span></text:p>
              </table:table-cell>
              <table:table-cell>
                <text:p text:style-name="P3"><text:span text:style-name="T1">K49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2</text:span></text:p>
              </table:table-cell>
              <table:table-cell>
                <text:p text:style-name="P3"><text:span text:style-name="T1">K18</text:span></text:p>
              </table:table-cell>
              <table:table-cell>
                <text:p text:style-name="P3"><text:span text:style-name="T1">K34</text:span></text:p>
              </table:table-cell>
              <table:table-cell>
                <text:p text:style-name="P3"><text:span text:style-name="T1">K50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3</text:span></text:p>
              </table:table-cell>
              <table:table-cell>
                <text:p text:style-name="P3"><text:span text:style-name="T1">K19</text:span></text:p>
              </table:table-cell>
              <table:table-cell>
                <text:p text:style-name="P3"><text:span text:style-name="T1">K35</text:span></text:p>
              </table:table-cell>
              <table:table-cell>
                <text:p text:style-name="P3"><text:span text:style-name="T1">K51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4</text:span></text:p>
              </table:table-cell>
              <table:table-cell>
                <text:p text:style-name="P3"><text:span text:style-name="T1">K20</text:span></text:p>
              </table:table-cell>
              <table:table-cell>
                <text:p text:style-name="P3"><text:span text:style-name="T1">K36</text:span></text:p>
              </table:table-cell>
              <table:table-cell>
                <text:p text:style-name="P3"><text:span text:style-name="T1">K52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5</text:span></text:p>
              </table:table-cell>
              <table:table-cell>
                <text:p text:style-name="P3"><text:span text:style-name="T1">K21</text:span></text:p>
              </table:table-cell>
              <table:table-cell>
                <text:p text:style-name="P3"><text:span text:style-name="T1">K37</text:span></text:p>
              </table:table-cell>
              <table:table-cell>
                <text:p text:style-name="P3"><text:span text:style-name="T1">K53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6</text:span></text:p>
              </table:table-cell>
              <table:table-cell>
                <text:p text:style-name="P3"><text:span text:style-name="T1">K22</text:span></text:p>
              </table:table-cell>
              <table:table-cell>
                <text:p text:style-name="P3"><text:span text:style-name="T1">K38</text:span></text:p>
              </table:table-cell>
              <table:table-cell>
                <text:p text:style-name="P3"><text:span text:style-name="T1">K54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7</text:span></text:p>
              </table:table-cell>
              <table:table-cell>
                <text:p text:style-name="P3"><text:span text:style-name="T1">K23</text:span></text:p>
              </table:table-cell>
              <table:table-cell>
                <text:p text:style-name="P3"><text:span text:style-name="T1">K39</text:span></text:p>
              </table:table-cell>
              <table:table-cell>
                <text:p text:style-name="P3"><text:span text:style-name="T1">K55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8</text:span></text:p>
              </table:table-cell>
              <table:table-cell>
                <text:p text:style-name="P3"><text:span text:style-name="T1">K24</text:span></text:p>
              </table:table-cell>
              <table:table-cell>
                <text:p text:style-name="P3"><text:span text:style-name="T1">K40</text:span></text:p>
              </table:table-cell>
              <table:table-cell>
                <text:p text:style-name="P3"><text:span text:style-name="T1">K56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9</text:span></text:p>
              </table:table-cell>
              <table:table-cell>
                <text:p text:style-name="P3"><text:span text:style-name="T1">K25</text:span></text:p>
              </table:table-cell>
              <table:table-cell>
                <text:p text:style-name="P3"><text:span text:style-name="T1">K41</text:span></text:p>
              </table:table-cell>
              <table:table-cell>
                <text:p text:style-name="P3"><text:span text:style-name="T1">K57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10</text:span></text:p>
              </table:table-cell>
              <table:table-cell>
                <text:p text:style-name="P3"><text:span text:style-name="T1">K26</text:span></text:p>
              </table:table-cell>
              <table:table-cell>
                <text:p text:style-name="P3"><text:span text:style-name="T1">K42</text:span></text:p>
              </table:table-cell>
              <table:table-cell>
                <text:p text:style-name="P3"><text:span text:style-name="T1">K58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11</text:span></text:p>
              </table:table-cell>
              <table:table-cell>
                <text:p text:style-name="P3"><text:span text:style-name="T1">K27</text:span></text:p>
              </table:table-cell>
              <table:table-cell>
                <text:p text:style-name="P3"><text:span text:style-name="T1">K43</text:span></text:p>
              </table:table-cell>
              <table:table-cell>
                <text:p text:style-name="P3"><text:span text:style-name="T1">K59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2</text:span></text:p>
              </table:table-cell>
              <table:table-cell>
                <text:p text:style-name="P3"><text:span text:style-name="T1">K28</text:span></text:p>
              </table:table-cell>
              <table:table-cell>
                <text:p text:style-name="P3"><text:span text:style-name="T1">K44</text:span></text:p>
              </table:table-cell>
              <table:table-cell>
                <text:p text:style-name="P3"><text:span text:style-name="T1">K60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3</text:span></text:p>
              </table:table-cell>
              <table:table-cell>
                <text:p text:style-name="P3"><text:span text:style-name="T1">K29</text:span></text:p>
              </table:table-cell>
              <table:table-cell>
                <text:p text:style-name="P3"><text:span text:style-name="T1">K45</text:span></text:p>
              </table:table-cell>
              <table:table-cell>
                <text:p text:style-name="P3"><text:span text:style-name="T1">K61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4</text:span></text:p>
              </table:table-cell>
              <table:table-cell>
                <text:p text:style-name="P3"><text:span text:style-name="T1">K30</text:span></text:p>
              </table:table-cell>
              <table:table-cell>
                <text:p text:style-name="P3"><text:span text:style-name="T1">K46</text:span></text:p>
              </table:table-cell>
              <table:table-cell>
                <text:p text:style-name="P3"><text:span text:style-name="T1">K62</text:span></text:p>
              </table:table-cell>
            </table:table-row>
            <table:table-row table:style-name="ro3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5</text:span></text:p>
              </table:table-cell>
              <table:table-cell>
                <text:p text:style-name="P3"><text:span text:style-name="T1">K31</text:span></text:p>
              </table:table-cell>
              <table:table-cell>
                <text:p text:style-name="P3"><text:span text:style-name="T1">K47</text:span></text:p>
              </table:table-cell>
              <table:table-cell>
                <text:p text:style-name="P3"><text:span text:style-name="T1">K63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8" draw:layer="layout" svg:width="11.43cm" svg:height="1.52cm" svg:x="1.635cm" svg:y="1.635cm">
          <draw:text-box>
            <text:p>Timing</text:p>
          </draw:text-box>
        </draw:frame>
        <draw:frame draw:style-name="gr9" draw:layer="layout" svg:width="14.763cm" svg:height="9.14cm" svg:x="2.27cm" svg:y="3.222cm">
          <draw:text-box>
            <text:list text:style-name="L1">
              <text:list-item>
                <text:p>Requires 16 cycles to progress</text:p>
              </text:list-item>
              <text:list-item>
                <text:p>Enable + disable time = Max. 67ns @ 85C and 6V supply</text:p>
              </text:list-item>
              <text:list-item>
                <text:p>Internal part at $0.08</text:p>
              </text:list-item>
              <text:list-item>
                <text:p>Total cost of $0.80</text:p>
              </text:list-item>
              <text:list-item>
                <text:p>Could cycle all every ms with ease </text:p>
              </text:list-item>
            </text:list>
          </draw:text-box>
        </draw:frame>
      </draw:page>
      <draw:page draw:name="page4" draw:style-name="dp1" draw:master-page-name="Default">
        <draw:line draw:style-name="gr10" draw:text-style-name="P1" draw:layer="layout" svg:x1="2.524cm" svg:y1="6.842cm" svg:x2="2.524cm" svg:y2="22.082cm">
          <text:p/>
        </draw:line>
        <draw:rect draw:style-name="gr11" draw:text-style-name="P1" draw:layer="layout" svg:width="4.233cm" svg:height="11.854cm" svg:x="15.562cm" svg:y="10.144cm">
          <text:p/>
        </draw:rect>
        <draw:custom-shape draw:style-name="gr12" draw:text-style-name="P1" draw:layer="layout" svg:width="1.693cm" svg:height="1.472cm" draw:transform="rotate (-1.57079632679579) translate (17.881cm 10.99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7.82cm" svg:y1="11.837cm" svg:x2="18.949cm" svg:y2="11.837cm">
          <text:p/>
        </draw:line>
        <draw:custom-shape draw:style-name="gr12" draw:text-style-name="P1" draw:layer="layout" svg:width="1.693cm" svg:height="1.472cm" draw:transform="rotate (-1.57079632679579) translate (17.881cm 13.53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7.82cm" svg:y1="14.377cm" svg:x2="18.949cm" svg:y2="14.377cm">
          <text:p/>
        </draw:line>
        <draw:custom-shape draw:style-name="gr12" draw:text-style-name="P1" draw:layer="layout" svg:width="1.693cm" svg:height="1.472cm" draw:transform="rotate (-1.57079632679579) translate (17.881cm 16.07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7.82cm" svg:y1="16.917cm" svg:x2="18.949cm" svg:y2="16.917cm">
          <text:p/>
        </draw:line>
        <draw:custom-shape draw:style-name="gr12" draw:text-style-name="P1" draw:layer="layout" svg:width="1.693cm" svg:height="1.472cm" draw:transform="rotate (-1.57079632679579) translate (17.881cm 18.61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7.82cm" svg:y1="19.457cm" svg:x2="18.949cm" svg:y2="19.457cm">
          <text:p/>
        </draw:line>
        <draw:frame draw:style-name="gr14" draw:text-style-name="P5" draw:layer="layout" svg:width="4.234cm" svg:height="1.115cm" svg:x="15.562cm" svg:y="20.586cm">
          <draw:text-box>
            <text:p text:style-name="P1"><text:span text:style-name="T2">ADC</text:span></text:p>
          </draw:text-box>
        </draw:frame>
        <draw:line draw:style-name="gr10" draw:text-style-name="P1" draw:layer="layout" svg:x1="3.286cm" svg:y1="5.318cm" svg:x2="3.286cm" svg:y2="6.842cm">
          <text:p/>
        </draw:line>
        <draw:line draw:style-name="gr15" draw:text-style-name="P1" draw:layer="layout" svg:x1="3.286cm" svg:y1="6.588cm" svg:x2="2.524cm" svg:y2="6.842cm">
          <text:p/>
        </draw:line>
        <draw:line draw:style-name="gr10" draw:text-style-name="P1" draw:layer="layout" svg:x1="2.524cm" svg:y1="5.318cm" svg:x2="3.286cm" svg:y2="5.572cm">
          <text:p/>
        </draw:line>
        <draw:line draw:style-name="gr10" draw:text-style-name="P1" draw:layer="layout" svg:x1="3.286cm" svg:y1="6.08cm" svg:x2="4.302cm" svg:y2="6.08cm">
          <text:p/>
        </draw:line>
        <draw:rect draw:style-name="gr16" draw:text-style-name="P1" draw:layer="layout" svg:width="10.922cm" svg:height="2.54cm" svg:x="3.54cm" svg:y="1.762cm">
          <text:p/>
        </draw:rect>
        <draw:frame draw:style-name="gr14" draw:text-style-name="P5" draw:layer="layout" svg:width="10.922cm" svg:height="1.115cm" svg:x="3.54cm" svg:y="2.424cm">
          <draw:text-box>
            <text:p text:style-name="P1"><text:span text:style-name="T2">4 to 16 decoder</text:span></text:p>
          </draw:text-box>
        </draw:frame>
        <draw:line draw:style-name="gr10" draw:text-style-name="P1" draw:layer="layout" svg:x1="15.986cm" svg:y1="3.54cm" svg:x2="16.494cm" svg:y2="2.524cm">
          <text:p/>
        </draw:line>
        <draw:line draw:style-name="gr17" draw:text-style-name="P1" draw:layer="layout" svg:x1="2.524cm" svg:y1="5.318cm" svg:x2="2.524cm" svg:y2="4.048cm">
          <text:p/>
        </draw:line>
        <draw:line draw:style-name="gr10" draw:text-style-name="P1" draw:layer="layout" svg:x1="4.302cm" svg:y1="4.302cm" svg:x2="4.302cm" svg:y2="6.08cm">
          <text:p/>
        </draw:line>
        <draw:line draw:style-name="gr10" draw:text-style-name="P1" draw:layer="layout" svg:x1="11.16cm" svg:y1="4.302cm" svg:x2="11.16cm" svg:y2="8.366cm">
          <text:p/>
        </draw:line>
        <draw:line draw:style-name="gr10" draw:text-style-name="P1" draw:layer="layout" svg:x1="7.858cm" svg:y1="4.302cm" svg:x2="7.858cm" svg:y2="7.604cm">
          <text:p/>
        </draw:line>
        <draw:rect draw:style-name="gr16" draw:text-style-name="P1" draw:layer="layout" svg:width="0.999cm" svg:height="1.524cm" svg:x="3.557cm" svg:y="11.16cm">
          <text:p/>
        </draw:rect>
        <draw:frame draw:style-name="gr18" draw:text-style-name="P2" draw:layer="layout" svg:width="1.778cm" svg:height="0.775cm" draw:transform="rotate (1.5707963267946) translate (3.54cm 12.684cm)">
          <draw:text-box>
            <text:p><text:span text:style-name="T1">Knob</text:span></text:p>
          </draw:text-box>
        </draw:frame>
        <draw:line draw:style-name="gr10" draw:text-style-name="P1" draw:layer="layout" svg:x1="2.524cm" svg:y1="22.082cm" svg:x2="4.048cm" svg:y2="22.082cm">
          <text:p/>
        </draw:line>
        <draw:ellipse draw:style-name="gr16" draw:text-style-name="P1" draw:layer="layout" svg:width="1.129cm" svg:height="1.128cm" svg:x="13.305cm" svg:y="11.273cm">
          <text:p/>
        </draw:ellipse>
        <draw:line draw:style-name="gr10" draw:text-style-name="P1" draw:layer="layout" svg:x1="13.588cm" svg:y1="11.837cm" svg:x2="14.152cm" svg:y2="11.837cm">
          <text:p/>
        </draw:line>
        <draw:line draw:style-name="gr10" draw:text-style-name="P1" draw:layer="layout" svg:x1="13.87cm" svg:y1="11.555cm" svg:x2="13.87cm" svg:y2="12.119cm">
          <text:p/>
        </draw:line>
        <draw:line draw:style-name="gr10" draw:text-style-name="P1" draw:layer="layout" svg:x1="16.41cm" svg:y1="11.838cm" svg:x2="14.434cm" svg:y2="11.838cm">
          <text:p/>
        </draw:line>
        <draw:line draw:style-name="gr15" draw:text-style-name="P1" draw:layer="layout" svg:x1="4.556cm" svg:y1="11.922cm" svg:x2="13.192cm" svg:y2="11.922cm">
          <text:p/>
        </draw:line>
        <draw:line draw:style-name="gr15" draw:text-style-name="P1" draw:layer="layout" svg:x1="12.176cm" svg:y1="12.684cm" svg:x2="13.305cm" svg:y2="12.12cm">
          <text:p/>
        </draw:line>
        <draw:line draw:style-name="gr15" draw:text-style-name="P1" draw:layer="layout" svg:x1="12.176cm" svg:y1="14.462cm" svg:x2="13.587cm" svg:y2="12.402cm">
          <text:p/>
        </draw:line>
        <draw:line draw:style-name="gr10" draw:text-style-name="P1" draw:layer="layout" svg:x1="12.176cm" svg:y1="14.462cm" svg:x2="11.414cm" svg:y2="14.462cm">
          <text:p/>
        </draw:line>
        <draw:circle draw:style-name="gr19" draw:text-style-name="P1" draw:layer="layout" svg:width="0.254cm" svg:height="0.254cm" svg:x="12.176cm" svg:y="6.842cm">
          <text:p/>
        </draw:circle>
        <draw:line draw:style-name="gr10" draw:text-style-name="P1" draw:layer="layout" svg:x1="4.556cm" svg:y1="15.732cm" svg:x2="5.121cm" svg:y2="15.732cm">
          <text:p/>
        </draw:line>
        <draw:line draw:style-name="gr10" draw:text-style-name="P1" draw:layer="layout" svg:x1="4.839cm" svg:y1="19.542cm" svg:x2="4.556cm" svg:y2="19.542cm">
          <text:p/>
        </draw:line>
        <draw:line draw:style-name="gr10" draw:text-style-name="P1" draw:layer="layout" svg:x1="4.839cm" svg:y1="23.352cm" svg:x2="4.556cm" svg:y2="23.352cm">
          <text:p/>
        </draw:line>
        <draw:line draw:style-name="gr15" draw:text-style-name="P1" draw:layer="layout" svg:x1="13.87cm" svg:y1="13.531cm" svg:x2="13.87cm" svg:y2="12.402cm">
          <text:p/>
        </draw:line>
        <draw:line draw:style-name="gr15" draw:text-style-name="P1" draw:layer="layout" svg:x1="14.434cm" svg:y1="13.249cm" svg:x2="14.152cm" svg:y2="12.402cm">
          <text:p/>
        </draw:line>
        <draw:circle draw:style-name="gr19" draw:text-style-name="P1" draw:layer="layout" svg:width="0.254cm" svg:height="0.254cm" svg:x="12.684cm" svg:y="6.842cm">
          <text:p/>
        </draw:circle>
        <draw:circle draw:style-name="gr19" draw:text-style-name="P1" draw:layer="layout" svg:width="0.254cm" svg:height="0.254cm" svg:x="13.192cm" svg:y="6.842cm">
          <text:p/>
        </draw:circle>
        <draw:line draw:style-name="gr10" draw:text-style-name="P1" draw:layer="layout" svg:x1="6.842cm" svg:y1="6.842cm" svg:x2="6.842cm" svg:y2="8.366cm">
          <text:p/>
        </draw:line>
        <draw:line draw:style-name="gr15" draw:text-style-name="P1" draw:layer="layout" svg:x1="6.842cm" svg:y1="8.112cm" svg:x2="6.08cm" svg:y2="8.366cm">
          <text:p/>
        </draw:line>
        <draw:line draw:style-name="gr10" draw:text-style-name="P1" draw:layer="layout" svg:x1="6.08cm" svg:y1="6.842cm" svg:x2="6.842cm" svg:y2="7.096cm">
          <text:p/>
        </draw:line>
        <draw:line draw:style-name="gr17" draw:text-style-name="P1" draw:layer="layout" svg:x1="6.08cm" svg:y1="6.842cm" svg:x2="6.08cm" svg:y2="5.572cm">
          <text:p/>
        </draw:line>
        <draw:line draw:style-name="gr10" draw:text-style-name="P1" draw:layer="layout" svg:x1="10.144cm" svg:y1="7.604cm" svg:x2="10.144cm" svg:y2="9.128cm">
          <text:p/>
        </draw:line>
        <draw:line draw:style-name="gr15" draw:text-style-name="P1" draw:layer="layout" svg:x1="10.144cm" svg:y1="8.874cm" svg:x2="9.382cm" svg:y2="9.128cm">
          <text:p/>
        </draw:line>
        <draw:line draw:style-name="gr10" draw:text-style-name="P1" draw:layer="layout" svg:x1="9.382cm" svg:y1="7.604cm" svg:x2="10.144cm" svg:y2="7.858cm">
          <text:p/>
        </draw:line>
        <draw:line draw:style-name="gr17" draw:text-style-name="P1" draw:layer="layout" svg:x1="9.382cm" svg:y1="7.604cm" svg:x2="9.382cm" svg:y2="6.334cm">
          <text:p/>
        </draw:line>
        <draw:line draw:style-name="gr10" draw:text-style-name="P1" draw:layer="layout" svg:x1="6.842cm" svg:y1="7.604cm" svg:x2="7.858cm" svg:y2="7.604cm">
          <text:p/>
        </draw:line>
        <draw:line draw:style-name="gr10" draw:text-style-name="P1" draw:layer="layout" svg:x1="10.144cm" svg:y1="8.366cm" svg:x2="11.16cm" svg:y2="8.366cm">
          <text:p/>
        </draw:line>
        <draw:line draw:style-name="gr15" draw:text-style-name="P1" draw:layer="layout" svg:x1="17.764cm" svg:y1="3.032cm" svg:x2="14.462cm" svg:y2="3.032cm">
          <text:p/>
        </draw:line>
        <draw:rect draw:style-name="gr16" draw:text-style-name="P1" draw:layer="layout" svg:width="0.999cm" svg:height="1.524cm" svg:x="3.557cm" svg:y="14.97cm">
          <text:p/>
        </draw:rect>
        <draw:frame draw:style-name="gr18" draw:text-style-name="P2" draw:layer="layout" svg:width="1.778cm" svg:height="0.775cm" draw:transform="rotate (1.5707963267946) translate (3.54cm 16.494cm)">
          <draw:text-box>
            <text:p><text:span text:style-name="T1">Knob</text:span></text:p>
          </draw:text-box>
        </draw:frame>
        <draw:rect draw:style-name="gr16" draw:text-style-name="P1" draw:layer="layout" svg:width="0.999cm" svg:height="1.524cm" svg:x="3.557cm" svg:y="18.78cm">
          <text:p/>
        </draw:rect>
        <draw:frame draw:style-name="gr18" draw:text-style-name="P2" draw:layer="layout" svg:width="1.778cm" svg:height="0.775cm" draw:transform="rotate (1.5707963267946) translate (3.54cm 20.304cm)">
          <draw:text-box>
            <text:p><text:span text:style-name="T1">Knob</text:span></text:p>
          </draw:text-box>
        </draw:frame>
        <draw:rect draw:style-name="gr16" draw:text-style-name="P1" draw:layer="layout" svg:width="0.999cm" svg:height="1.524cm" svg:x="3.557cm" svg:y="22.59cm">
          <text:p/>
        </draw:rect>
        <draw:frame draw:style-name="gr18" draw:text-style-name="P2" draw:layer="layout" svg:width="1.778cm" svg:height="0.775cm" draw:transform="rotate (1.5707963267946) translate (3.54cm 24.114cm)">
          <draw:text-box>
            <text:p><text:span text:style-name="T1">Knob</text:span></text:p>
          </draw:text-box>
        </draw:frame>
        <draw:line draw:style-name="gr10" draw:text-style-name="P1" draw:layer="layout" svg:x1="4.048cm" svg:y1="22.59cm" svg:x2="4.048cm" svg:y2="22.082cm">
          <text:p/>
        </draw:line>
        <draw:line draw:style-name="gr10" draw:text-style-name="P1" draw:layer="layout" svg:x1="2.524cm" svg:y1="18.272cm" svg:x2="4.048cm" svg:y2="18.272cm">
          <text:p/>
        </draw:line>
        <draw:line draw:style-name="gr10" draw:text-style-name="P1" draw:layer="layout" svg:x1="4.048cm" svg:y1="18.78cm" svg:x2="4.048cm" svg:y2="18.272cm">
          <text:p/>
        </draw:line>
        <draw:line draw:style-name="gr10" draw:text-style-name="P1" draw:layer="layout" svg:x1="2.524cm" svg:y1="14.462cm" svg:x2="4.048cm" svg:y2="14.462cm">
          <text:p/>
        </draw:line>
        <draw:line draw:style-name="gr10" draw:text-style-name="P1" draw:layer="layout" svg:x1="4.048cm" svg:y1="14.97cm" svg:x2="4.048cm" svg:y2="14.462cm">
          <text:p/>
        </draw:line>
        <draw:line draw:style-name="gr10" draw:text-style-name="P1" draw:layer="layout" svg:x1="2.524cm" svg:y1="10.652cm" svg:x2="4.048cm" svg:y2="10.652cm">
          <text:p/>
        </draw:line>
        <draw:line draw:style-name="gr10" draw:text-style-name="P1" draw:layer="layout" svg:x1="4.048cm" svg:y1="11.16cm" svg:x2="4.048cm" svg:y2="10.652cm">
          <text:p/>
        </draw:line>
        <draw:line draw:style-name="gr10" draw:text-style-name="P1" draw:layer="layout" svg:x1="4.302cm" svg:y1="24.622cm" svg:x2="3.794cm" svg:y2="24.622cm">
          <text:p/>
        </draw:line>
        <draw:line draw:style-name="gr10" draw:text-style-name="P1" draw:layer="layout" svg:x1="4.048cm" svg:y1="24.622cm" svg:x2="4.048cm" svg:y2="24.114cm">
          <text:p/>
        </draw:line>
        <draw:line draw:style-name="gr10" draw:text-style-name="P1" draw:layer="layout" svg:x1="4.302cm" svg:y1="20.812cm" svg:x2="3.794cm" svg:y2="20.812cm">
          <text:p/>
        </draw:line>
        <draw:line draw:style-name="gr10" draw:text-style-name="P1" draw:layer="layout" svg:x1="4.048cm" svg:y1="20.812cm" svg:x2="4.048cm" svg:y2="20.304cm">
          <text:p/>
        </draw:line>
        <draw:line draw:style-name="gr10" draw:text-style-name="P1" draw:layer="layout" svg:x1="4.302cm" svg:y1="17.002cm" svg:x2="3.794cm" svg:y2="17.002cm">
          <text:p/>
        </draw:line>
        <draw:line draw:style-name="gr10" draw:text-style-name="P1" draw:layer="layout" svg:x1="4.048cm" svg:y1="17.002cm" svg:x2="4.048cm" svg:y2="16.494cm">
          <text:p/>
        </draw:line>
        <draw:line draw:style-name="gr10" draw:text-style-name="P1" draw:layer="layout" svg:x1="4.302cm" svg:y1="13.192cm" svg:x2="3.794cm" svg:y2="13.192cm">
          <text:p/>
        </draw:line>
        <draw:line draw:style-name="gr10" draw:text-style-name="P1" draw:layer="layout" svg:x1="4.048cm" svg:y1="13.192cm" svg:x2="4.048cm" svg:y2="12.684cm">
          <text:p/>
        </draw:line>
        <draw:line draw:style-name="gr10" draw:text-style-name="P1" draw:layer="layout" svg:x1="6.08cm" svg:y1="8.366cm" svg:x2="6.08cm" svg:y2="23.606cm">
          <text:p/>
        </draw:line>
        <draw:rect draw:style-name="gr16" draw:text-style-name="P1" draw:layer="layout" svg:width="0.999cm" svg:height="1.524cm" svg:x="7.113cm" svg:y="12.684cm">
          <text:p/>
        </draw:rect>
        <draw:frame draw:style-name="gr18" draw:text-style-name="P2" draw:layer="layout" svg:width="1.778cm" svg:height="0.775cm" draw:transform="rotate (1.5707963267946) translate (7.096cm 14.208cm)">
          <draw:text-box>
            <text:p><text:span text:style-name="T1">Knob</text:span></text:p>
          </draw:text-box>
        </draw:frame>
        <draw:line draw:style-name="gr10" draw:text-style-name="P1" draw:layer="layout" svg:x1="6.08cm" svg:y1="23.606cm" svg:x2="7.604cm" svg:y2="23.606cm">
          <text:p/>
        </draw:line>
        <draw:line draw:style-name="gr10" draw:text-style-name="P1" draw:layer="layout" svg:x1="8.112cm" svg:y1="17.256cm" svg:x2="8.677cm" svg:y2="17.256cm">
          <text:p/>
        </draw:line>
        <draw:line draw:style-name="gr10" draw:text-style-name="P1" draw:layer="layout" svg:x1="8.395cm" svg:y1="21.066cm" svg:x2="8.112cm" svg:y2="21.066cm">
          <text:p/>
        </draw:line>
        <draw:line draw:style-name="gr10" draw:text-style-name="P1" draw:layer="layout" svg:x1="8.395cm" svg:y1="24.876cm" svg:x2="8.112cm" svg:y2="24.876cm">
          <text:p/>
        </draw:line>
        <draw:rect draw:style-name="gr16" draw:text-style-name="P1" draw:layer="layout" svg:width="0.999cm" svg:height="1.524cm" svg:x="7.113cm" svg:y="16.494cm">
          <text:p/>
        </draw:rect>
        <draw:frame draw:style-name="gr18" draw:text-style-name="P2" draw:layer="layout" svg:width="1.778cm" svg:height="0.775cm" draw:transform="rotate (1.5707963267946) translate (7.096cm 18.018cm)">
          <draw:text-box>
            <text:p><text:span text:style-name="T1">Knob</text:span></text:p>
          </draw:text-box>
        </draw:frame>
        <draw:rect draw:style-name="gr16" draw:text-style-name="P1" draw:layer="layout" svg:width="0.999cm" svg:height="1.524cm" svg:x="7.113cm" svg:y="20.304cm">
          <text:p/>
        </draw:rect>
        <draw:frame draw:style-name="gr18" draw:text-style-name="P2" draw:layer="layout" svg:width="1.778cm" svg:height="0.775cm" draw:transform="rotate (1.5707963267946) translate (7.096cm 21.828cm)">
          <draw:text-box>
            <text:p><text:span text:style-name="T1">Knob</text:span></text:p>
          </draw:text-box>
        </draw:frame>
        <draw:rect draw:style-name="gr16" draw:text-style-name="P1" draw:layer="layout" svg:width="0.999cm" svg:height="1.524cm" svg:x="7.113cm" svg:y="24.114cm">
          <text:p/>
        </draw:rect>
        <draw:frame draw:style-name="gr18" draw:text-style-name="P2" draw:layer="layout" svg:width="1.778cm" svg:height="0.775cm" draw:transform="rotate (1.5707963267946) translate (7.096cm 25.638cm)">
          <draw:text-box>
            <text:p><text:span text:style-name="T1">Knob</text:span></text:p>
          </draw:text-box>
        </draw:frame>
        <draw:line draw:style-name="gr10" draw:text-style-name="P1" draw:layer="layout" svg:x1="7.604cm" svg:y1="24.114cm" svg:x2="7.604cm" svg:y2="23.606cm">
          <text:p/>
        </draw:line>
        <draw:line draw:style-name="gr10" draw:text-style-name="P1" draw:layer="layout" svg:x1="6.08cm" svg:y1="19.796cm" svg:x2="7.604cm" svg:y2="19.796cm">
          <text:p/>
        </draw:line>
        <draw:line draw:style-name="gr10" draw:text-style-name="P1" draw:layer="layout" svg:x1="7.604cm" svg:y1="20.304cm" svg:x2="7.604cm" svg:y2="19.796cm">
          <text:p/>
        </draw:line>
        <draw:line draw:style-name="gr10" draw:text-style-name="P1" draw:layer="layout" svg:x1="6.08cm" svg:y1="15.986cm" svg:x2="7.604cm" svg:y2="15.986cm">
          <text:p/>
        </draw:line>
        <draw:line draw:style-name="gr10" draw:text-style-name="P1" draw:layer="layout" svg:x1="7.604cm" svg:y1="16.494cm" svg:x2="7.604cm" svg:y2="15.986cm">
          <text:p/>
        </draw:line>
        <draw:line draw:style-name="gr10" draw:text-style-name="P1" draw:layer="layout" svg:x1="6.08cm" svg:y1="12.176cm" svg:x2="7.604cm" svg:y2="12.176cm">
          <text:p/>
        </draw:line>
        <draw:line draw:style-name="gr10" draw:text-style-name="P1" draw:layer="layout" svg:x1="7.604cm" svg:y1="12.684cm" svg:x2="7.604cm" svg:y2="12.176cm">
          <text:p/>
        </draw:line>
        <draw:line draw:style-name="gr10" draw:text-style-name="P1" draw:layer="layout" svg:x1="7.858cm" svg:y1="26.146cm" svg:x2="7.35cm" svg:y2="26.146cm">
          <text:p/>
        </draw:line>
        <draw:line draw:style-name="gr10" draw:text-style-name="P1" draw:layer="layout" svg:x1="7.604cm" svg:y1="26.146cm" svg:x2="7.604cm" svg:y2="25.638cm">
          <text:p/>
        </draw:line>
        <draw:line draw:style-name="gr10" draw:text-style-name="P1" draw:layer="layout" svg:x1="7.858cm" svg:y1="22.336cm" svg:x2="7.35cm" svg:y2="22.336cm">
          <text:p/>
        </draw:line>
        <draw:line draw:style-name="gr10" draw:text-style-name="P1" draw:layer="layout" svg:x1="7.604cm" svg:y1="22.336cm" svg:x2="7.604cm" svg:y2="21.828cm">
          <text:p/>
        </draw:line>
        <draw:line draw:style-name="gr10" draw:text-style-name="P1" draw:layer="layout" svg:x1="7.858cm" svg:y1="18.526cm" svg:x2="7.35cm" svg:y2="18.526cm">
          <text:p/>
        </draw:line>
        <draw:line draw:style-name="gr10" draw:text-style-name="P1" draw:layer="layout" svg:x1="7.604cm" svg:y1="18.526cm" svg:x2="7.604cm" svg:y2="18.018cm">
          <text:p/>
        </draw:line>
        <draw:line draw:style-name="gr10" draw:text-style-name="P1" draw:layer="layout" svg:x1="7.858cm" svg:y1="14.716cm" svg:x2="7.35cm" svg:y2="14.716cm">
          <text:p/>
        </draw:line>
        <draw:line draw:style-name="gr10" draw:text-style-name="P1" draw:layer="layout" svg:x1="7.604cm" svg:y1="14.716cm" svg:x2="7.604cm" svg:y2="14.208cm">
          <text:p/>
        </draw:line>
        <draw:line draw:style-name="gr10" draw:text-style-name="P1" draw:layer="layout" svg:x1="9.382cm" svg:y1="9.128cm" svg:x2="9.382cm" svg:y2="24.622cm">
          <text:p/>
        </draw:line>
        <draw:rect draw:style-name="gr16" draw:text-style-name="P1" draw:layer="layout" svg:width="0.999cm" svg:height="1.524cm" svg:x="10.415cm" svg:y="13.7cm">
          <text:p/>
        </draw:rect>
        <draw:frame draw:style-name="gr18" draw:text-style-name="P2" draw:layer="layout" svg:width="1.778cm" svg:height="0.775cm" draw:transform="rotate (1.5707963267946) translate (10.398cm 15.224cm)">
          <draw:text-box>
            <text:p><text:span text:style-name="T1">Knob</text:span></text:p>
          </draw:text-box>
        </draw:frame>
        <draw:line draw:style-name="gr10" draw:text-style-name="P1" draw:layer="layout" svg:x1="9.382cm" svg:y1="24.622cm" svg:x2="10.906cm" svg:y2="24.622cm">
          <text:p/>
        </draw:line>
        <draw:line draw:style-name="gr10" draw:text-style-name="P1" draw:layer="layout" svg:x1="11.414cm" svg:y1="18.272cm" svg:x2="11.979cm" svg:y2="18.272cm">
          <text:p/>
        </draw:line>
        <draw:line draw:style-name="gr10" draw:text-style-name="P1" draw:layer="layout" svg:x1="11.697cm" svg:y1="22.082cm" svg:x2="11.414cm" svg:y2="22.082cm">
          <text:p/>
        </draw:line>
        <draw:line draw:style-name="gr10" draw:text-style-name="P1" draw:layer="layout" svg:x1="11.697cm" svg:y1="25.892cm" svg:x2="11.414cm" svg:y2="25.892cm">
          <text:p/>
        </draw:line>
        <draw:rect draw:style-name="gr16" draw:text-style-name="P1" draw:layer="layout" svg:width="0.999cm" svg:height="1.524cm" svg:x="10.415cm" svg:y="17.51cm">
          <text:p/>
        </draw:rect>
        <draw:frame draw:style-name="gr18" draw:text-style-name="P2" draw:layer="layout" svg:width="1.778cm" svg:height="0.775cm" draw:transform="rotate (1.5707963267946) translate (10.398cm 19.034cm)">
          <draw:text-box>
            <text:p><text:span text:style-name="T1">Knob</text:span></text:p>
          </draw:text-box>
        </draw:frame>
        <draw:rect draw:style-name="gr16" draw:text-style-name="P1" draw:layer="layout" svg:width="0.999cm" svg:height="1.524cm" svg:x="10.415cm" svg:y="21.32cm">
          <text:p/>
        </draw:rect>
        <draw:frame draw:style-name="gr18" draw:text-style-name="P2" draw:layer="layout" svg:width="1.778cm" svg:height="0.775cm" draw:transform="rotate (1.5707963267946) translate (10.398cm 22.844cm)">
          <draw:text-box>
            <text:p><text:span text:style-name="T1">Knob</text:span></text:p>
          </draw:text-box>
        </draw:frame>
        <draw:rect draw:style-name="gr16" draw:text-style-name="P1" draw:layer="layout" svg:width="0.999cm" svg:height="1.524cm" svg:x="10.415cm" svg:y="25.13cm">
          <text:p/>
        </draw:rect>
        <draw:frame draw:style-name="gr18" draw:text-style-name="P2" draw:layer="layout" svg:width="1.778cm" svg:height="0.775cm" draw:transform="rotate (1.5707963267946) translate (10.398cm 26.654cm)">
          <draw:text-box>
            <text:p><text:span text:style-name="T1">Knob</text:span></text:p>
          </draw:text-box>
        </draw:frame>
        <draw:line draw:style-name="gr10" draw:text-style-name="P1" draw:layer="layout" svg:x1="10.906cm" svg:y1="25.13cm" svg:x2="10.906cm" svg:y2="24.622cm">
          <text:p/>
        </draw:line>
        <draw:line draw:style-name="gr10" draw:text-style-name="P1" draw:layer="layout" svg:x1="9.382cm" svg:y1="20.812cm" svg:x2="10.906cm" svg:y2="20.812cm">
          <text:p/>
        </draw:line>
        <draw:line draw:style-name="gr10" draw:text-style-name="P1" draw:layer="layout" svg:x1="10.906cm" svg:y1="21.32cm" svg:x2="10.906cm" svg:y2="20.812cm">
          <text:p/>
        </draw:line>
        <draw:line draw:style-name="gr10" draw:text-style-name="P1" draw:layer="layout" svg:x1="9.382cm" svg:y1="17.002cm" svg:x2="10.906cm" svg:y2="17.002cm">
          <text:p/>
        </draw:line>
        <draw:line draw:style-name="gr10" draw:text-style-name="P1" draw:layer="layout" svg:x1="10.906cm" svg:y1="17.51cm" svg:x2="10.906cm" svg:y2="17.002cm">
          <text:p/>
        </draw:line>
        <draw:line draw:style-name="gr10" draw:text-style-name="P1" draw:layer="layout" svg:x1="9.382cm" svg:y1="13.192cm" svg:x2="10.906cm" svg:y2="13.192cm">
          <text:p/>
        </draw:line>
        <draw:line draw:style-name="gr10" draw:text-style-name="P1" draw:layer="layout" svg:x1="10.906cm" svg:y1="13.7cm" svg:x2="10.906cm" svg:y2="13.192cm">
          <text:p/>
        </draw:line>
        <draw:line draw:style-name="gr10" draw:text-style-name="P1" draw:layer="layout" svg:x1="11.16cm" svg:y1="27.162cm" svg:x2="10.652cm" svg:y2="27.162cm">
          <text:p/>
        </draw:line>
        <draw:line draw:style-name="gr10" draw:text-style-name="P1" draw:layer="layout" svg:x1="10.906cm" svg:y1="27.162cm" svg:x2="10.906cm" svg:y2="26.654cm">
          <text:p/>
        </draw:line>
        <draw:line draw:style-name="gr10" draw:text-style-name="P1" draw:layer="layout" svg:x1="11.16cm" svg:y1="23.352cm" svg:x2="10.652cm" svg:y2="23.352cm">
          <text:p/>
        </draw:line>
        <draw:line draw:style-name="gr10" draw:text-style-name="P1" draw:layer="layout" svg:x1="10.906cm" svg:y1="23.352cm" svg:x2="10.906cm" svg:y2="22.844cm">
          <text:p/>
        </draw:line>
        <draw:line draw:style-name="gr10" draw:text-style-name="P1" draw:layer="layout" svg:x1="11.16cm" svg:y1="19.542cm" svg:x2="10.652cm" svg:y2="19.542cm">
          <text:p/>
        </draw:line>
        <draw:line draw:style-name="gr10" draw:text-style-name="P1" draw:layer="layout" svg:x1="10.906cm" svg:y1="19.542cm" svg:x2="10.906cm" svg:y2="19.034cm">
          <text:p/>
        </draw:line>
        <draw:line draw:style-name="gr10" draw:text-style-name="P1" draw:layer="layout" svg:x1="11.16cm" svg:y1="15.732cm" svg:x2="10.652cm" svg:y2="15.732cm">
          <text:p/>
        </draw:line>
        <draw:line draw:style-name="gr10" draw:text-style-name="P1" draw:layer="layout" svg:x1="10.906cm" svg:y1="15.732cm" svg:x2="10.906cm" svg:y2="15.224cm">
          <text:p/>
        </draw:line>
        <draw:line draw:style-name="gr10" draw:text-style-name="P1" draw:layer="layout" svg:x1="9.128cm" svg:y1="12.684cm" svg:x2="12.176cm" svg:y2="12.684cm">
          <text:p/>
        </draw:line>
        <draw:line draw:style-name="gr10" draw:text-style-name="P1" draw:layer="layout" svg:x1="9.128cm" svg:y1="12.684cm" svg:x2="8.112cm" svg:y2="13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H14M52S</meta:editing-duration>
    <meta:editing-cycles>6</meta:editing-cycles>
    <meta:generator>OpenOffice.org/3.4.1$Win32 OpenOffice.org_project/341m1$Build-9593</meta:generator>
    <dc:date>2016-01-26T03:27:36.92</dc:date>
    <meta:document-statistic meta:object-count="294"/>
  </office:meta>
</office:document-meta>
</file>